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Definition Statement</text:p>
      <text:p text:style-name="Standard"/>
      <text:p text:style-name="Standard">The user needs to: </text:p>
      <text:list xml:id="list3287552307" text:style-name="WWNum1">
        <text:list-item>
          <text:p text:style-name="P1"><text:span text:style-name="T1">log into their account</text:span></text:p>
        </text:list-item>
        <text:list-item>
          <text:p text:style-name="P1"><text:span text:style-name="T1">check the balance of their account</text:span></text:p>
        </text:list-item>
        <text:list-item>
          <text:p text:style-name="P1"><text:span text:style-name="T1">deposit into their account</text:span></text:p>
        </text:list-item>
        <text:list-item>
          <text:p text:style-name="P1"><text:span text:style-name="T1">withdraw from their account</text:span></text:p>
        </text:list-item>
        <text:list-item>
          <text:p text:style-name="P1"><text:span text:style-name="T1">navigate between different accounts (current account, joint account, savings account)</text:span></text:p>
        </text:list-item>
        <text:list-item>
          <text:p text:style-name="P1"><text:span text:style-name="T1">transfer funds from one account to another</text:span></text:p>
        </text:list-item>
        <text:list-item>
          <text:p text:style-name="P2"><text:bookmark text:name="_gjdgxs"/><text:span text:style-name="T1">log out from their account</text:span></text:p>
        </text:list-item>
      </text:list>
      <text:p text:style-name="Standard">XBank has a problem with the service they provide to their users. The users can only request the bank teller to check the balance of their accounts, transfer, deposit or withdraw funds. </text:p>
      <text:p text:style-name="Standard">The solution proposed for this issue was to create a Java application which will allow the user to access their accounts and transfer funds, make deposits and withdraws from the computer terminals in the bank’s branch.</text:p>
      <text:p text:style-name="Standard">This will allow bank tellers more time to solve more complex user issues and will make the banking experience faster and more secu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45" meta:character-count="853" meta:non-whitespace-character-count="725"/>
    <meta:generator>LibreOfficeDev/6.0.5.2$Linux_X86_64 LibreOffice_project/</meta:generator>
  </office:meta>
</office:document-meta>
</file>